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hmer OS System" svg:font-family="'Khmer OS System'" style:font-pitch="variable"/>
    <style:font-face style:name="Kinnari" svg:font-family="Kinnari" style:font-pitch="variable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Khmer OS System"/>
    </style:style>
    <style:style style:name="P2" style:family="paragraph" style:parent-style-name="Preformatted_20_Text">
      <style:text-properties style:font-name="Khmer OS System" fo:language="en" fo:country="IN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Khmer OS System" fo:language="en" fo:country="IN"/>
    </style:style>
    <style:style style:name="P4" style:family="paragraph" style:parent-style-name="Standard">
      <style:text-properties style:font-name="Khmer OS Syste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LC1"/>Developer Tools</text:p>
      <text:p text:style-name="P1"><text:bookmark text:name="LC2"/></text:p>
      <text:p text:style-name="P2"><text:bookmark text:name="LC3"/>Cloud9</text:p>
      <text:p text:style-name="P2"><text:bookmark text:name="LC4"/>A Cloud IDE for Writing, Running, and Debugging Code</text:p>
      <text:p text:style-name="P1"><text:bookmark text:name="LC5"/></text:p>
      <text:p text:style-name="P1"><text:bookmark text:name="LC6"/></text:p>
      <text:p text:style-name="P2"><text:bookmark text:name="LC7"/>CloudShell</text:p>
      <text:p text:style-name="P2"><text:bookmark text:name="LC8"/>A browser-based shell with AWS CLI access from the AWS Management Console</text:p>
      <text:p text:style-name="P1"><text:bookmark text:name="LC9"/></text:p>
      <text:p text:style-name="P1"><text:bookmark text:name="LC10"/></text:p>
      <text:p text:style-name="P2"><text:bookmark text:name="LC11"/>CodeArtifact</text:p>
      <text:p text:style-name="P2"><text:bookmark text:name="LC12"/>Secure, scalable, and cost-effective artifact management for software development</text:p>
      <text:p text:style-name="P1"><text:bookmark text:name="LC13"/></text:p>
      <text:p text:style-name="P1"><text:bookmark text:name="LC14"/></text:p>
      <text:p text:style-name="P2"><text:bookmark text:name="LC15"/>CodeBuild</text:p>
      <text:p text:style-name="P2"><text:bookmark text:name="LC16"/>Build and Test Code</text:p>
      <text:p text:style-name="P1"><text:bookmark text:name="LC17"/></text:p>
      <text:p text:style-name="P1"><text:bookmark text:name="LC18"/></text:p>
      <text:p text:style-name="P2"><text:bookmark text:name="LC19"/>CodeCommit</text:p>
      <text:p text:style-name="P2"><text:bookmark text:name="LC20"/>Store Code in Private Git Repositories</text:p>
      <text:p text:style-name="P1"><text:bookmark text:name="LC21"/></text:p>
      <text:p text:style-name="P1"><text:bookmark text:name="LC22"/></text:p>
      <text:p text:style-name="P2"><text:bookmark text:name="LC23"/>CodeDeploy</text:p>
      <text:p text:style-name="P2"><text:bookmark text:name="LC24"/>Automate Code Deployments</text:p>
      <text:p text:style-name="P1"><text:bookmark text:name="LC25"/></text:p>
      <text:p text:style-name="P1"><text:bookmark text:name="LC26"/></text:p>
      <text:p text:style-name="P2"><text:bookmark text:name="LC27"/>CodePipeline</text:p>
      <text:p text:style-name="P2"><text:bookmark text:name="LC28"/>Release Software using Continuous Delivery</text:p>
      <text:p text:style-name="P1"><text:bookmark text:name="LC29"/></text:p>
      <text:p text:style-name="P1"><text:bookmark text:name="LC30"/></text:p>
      <text:p text:style-name="P2"><text:bookmark text:name="LC31"/>CodeStar</text:p>
      <text:p text:style-name="P2"><text:bookmark text:name="LC32"/>Quickly develop, build, and deploy applications</text:p>
      <text:p text:style-name="P1"><text:bookmark text:name="LC33"/></text:p>
      <text:p text:style-name="P1"><text:bookmark text:name="LC34"/></text:p>
      <text:p text:style-name="P2"><text:bookmark text:name="LC35"/>AWS FIS</text:p>
      <text:p text:style-name="P2"><text:bookmark text:name="LC36"/>Improve resiliency and performance with controlled experiments.</text:p>
      <text:p text:style-name="P1"><text:bookmark text:name="LC37"/></text:p>
      <text:p text:style-name="P1"><text:bookmark text:name="LC38"/></text:p>
      <text:p text:style-name="P2"><text:bookmark text:name="LC39"/>X-Ray</text:p>
      <text:p text:style-name="P3"><text:bookmark text:name="LC40"/>Analyze and Debug Your Applications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hmer OS System" svg:font-family="'Khmer OS System'" style:font-pitch="variable"/>
    <style:font-face style:name="Kinnari" svg:font-family="Kinnari" style:font-pitch="variable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09:49:50.088905858</meta:creation-date>
    <dc:date>2022-07-01T10:22:59.832215154</dc:date>
    <meta:editing-duration>PT14M31S</meta:editing-duration>
    <meta:editing-cycles>1</meta:editing-cycles>
    <meta:document-statistic meta:table-count="0" meta:image-count="0" meta:object-count="0" meta:page-count="2" meta:paragraph-count="21" meta:word-count="79" meta:character-count="579" meta:non-whitespace-character-count="521"/>
    <meta:generator>LibreOffice/6.4.7.2$Linux_X86_64 LibreOffice_project/40$Build-2</meta:generator>
  </office:meta>
</office:document-meta>
</file>